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2daa" officeooo:paragraph-rsid="000a2daa"/>
    </style:style>
    <style:style style:name="P2" style:family="paragraph" style:parent-style-name="Standard">
      <style:text-properties officeooo:rsid="000ad161" officeooo:paragraph-rsid="000ad161"/>
    </style:style>
    <style:style style:name="P3" style:family="paragraph" style:parent-style-name="Standard">
      <style:text-properties officeooo:rsid="000b2410" officeooo:paragraph-rsid="000b2410"/>
    </style:style>
    <style:style style:name="P4" style:family="paragraph" style:parent-style-name="Standard">
      <style:text-properties officeooo:rsid="000b6ea0" officeooo:paragraph-rsid="000b6ea0"/>
    </style:style>
    <style:style style:name="P5" style:family="paragraph" style:parent-style-name="Standard">
      <style:text-properties officeooo:rsid="000e368b" officeooo:paragraph-rsid="000e368b"/>
    </style:style>
    <style:style style:name="P6" style:family="paragraph" style:parent-style-name="Standard">
      <style:text-properties officeooo:rsid="001617b9" officeooo:paragraph-rsid="001617b9"/>
    </style:style>
    <style:style style:name="P7" style:family="paragraph" style:parent-style-name="Standard">
      <style:text-properties officeooo:rsid="0016b8a6" officeooo:paragraph-rsid="0016b8a6"/>
    </style:style>
    <style:style style:name="P8" style:family="paragraph" style:parent-style-name="Standard">
      <style:text-properties officeooo:rsid="001810e4" officeooo:paragraph-rsid="001810e4"/>
    </style:style>
    <style:style style:name="P9" style:family="paragraph" style:parent-style-name="Standard">
      <style:text-properties officeooo:rsid="0018e198" officeooo:paragraph-rsid="0018e198"/>
    </style:style>
    <style:style style:name="P10" style:family="paragraph" style:parent-style-name="Standard">
      <style:text-properties officeooo:rsid="00130e43" officeooo:paragraph-rsid="000e368b"/>
    </style:style>
    <style:style style:name="P11" style:family="paragraph" style:parent-style-name="Standard">
      <style:text-properties officeooo:rsid="001aeb69" officeooo:paragraph-rsid="001aeb69"/>
    </style:style>
    <style:style style:name="P12" style:family="paragraph" style:parent-style-name="Standard">
      <style:text-properties officeooo:rsid="001aeb69" officeooo:paragraph-rsid="0020a60f"/>
    </style:style>
    <style:style style:name="P13" style:family="paragraph" style:parent-style-name="Standard">
      <style:text-properties fo:font-weight="bold" officeooo:rsid="000a2daa" officeooo:paragraph-rsid="000a2daa" style:font-weight-asian="bold" style:font-weight-complex="bold"/>
    </style:style>
    <style:style style:name="P14" style:family="paragraph" style:parent-style-name="Standard">
      <style:text-properties fo:font-weight="bold" officeooo:rsid="000b2410" officeooo:paragraph-rsid="000b2410" style:font-weight-asian="bold" style:font-weight-complex="bold"/>
    </style:style>
    <style:style style:name="P15" style:family="paragraph" style:parent-style-name="Standard">
      <style:text-properties officeooo:rsid="001ece6a" officeooo:paragraph-rsid="001ece6a"/>
    </style:style>
    <style:style style:name="P16" style:family="paragraph" style:parent-style-name="Standard">
      <style:text-properties officeooo:rsid="0020a60f" officeooo:paragraph-rsid="0020a60f"/>
    </style:style>
    <style:style style:name="P17" style:family="paragraph" style:parent-style-name="Standard">
      <style:text-properties officeooo:rsid="000b6ea0" officeooo:paragraph-rsid="000b6ea0"/>
    </style:style>
    <style:style style:name="P18" style:family="paragraph" style:parent-style-name="Standard">
      <style:text-properties officeooo:rsid="001cd726" officeooo:paragraph-rsid="001cd726"/>
    </style:style>
    <style:style style:name="P19" style:family="paragraph" style:parent-style-name="Standard">
      <style:text-properties officeooo:rsid="00268650" officeooo:paragraph-rsid="00268650"/>
    </style:style>
    <style:style style:name="T1" style:family="text">
      <style:text-properties officeooo:rsid="000ad161"/>
    </style:style>
    <style:style style:name="T2" style:family="text">
      <style:text-properties officeooo:rsid="000ef0dd"/>
    </style:style>
    <style:style style:name="T3" style:family="text">
      <style:text-properties officeooo:rsid="001784b2"/>
    </style:style>
    <style:style style:name="T4" style:family="text">
      <style:text-properties officeooo:rsid="001aeb69"/>
    </style:style>
    <style:style style:name="T5" style:family="text">
      <style:text-properties officeooo:rsid="001cd726"/>
    </style:style>
    <style:style style:name="T6" style:family="text">
      <style:text-properties officeooo:rsid="002101ca"/>
    </style:style>
    <style:style style:name="T7" style:family="text">
      <style:text-properties officeooo:rsid="002243e6"/>
    </style:style>
    <style:style style:name="T8" style:family="text">
      <style:text-properties officeooo:rsid="00268650"/>
    </style:style>
    <style:style style:name="T9" style:family="text">
      <style:text-properties officeooo:rsid="0026a1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Comandos do terminal</text:p>
      <text:p text:style-name="P1"/>
      <text:p text:style-name="P1">/ - <text:span text:style-name="T1">(barra) é o root (o diretorio raiz)</text:span></text:p>
      <text:p text:style-name="P1">ls – lista todos arquivos e diretórios (dentro daquele diretorio)</text:p>
      <text:p text:style-name="P1">ls -a – mostra os arquivos ocultos</text:p>
      <text:p text:style-name="P9">ls * - exibe arquivos com a extenção escolhida. Exemplo: ls *.txt, ls *.pdf</text:p>
      <text:p text:style-name="P1">cd – change directory (altera o diretóri<text:span text:style-name="T7">o</text:span> que você está)</text:p>
      <text:p text:style-name="P2">cd . - referencia o diretorio onde você está</text:p>
      <text:p text:style-name="P2">cd .. - referencia (volta) para o diretório pai</text:p>
      <text:p text:style-name="P1">mkdir – make directory (cria um diretório)</text:p>
      <text:p text:style-name="P2">pwd – mostra o diretorio completo (o caminho completo desde o root)</text:p>
      <text:p text:style-name="P3">cp – copiar um arquivo <text:span text:style-name="T3">(e mudar o nome dele)</text:span></text:p>
      <text:p text:style-name="P14"/>
      <text:p text:style-name="P3">cat – abre um arquivo (exibe no terminal) <text:span text:style-name="T4">(consegue receber valores como input)</text:span></text:p>
      <text:p text:style-name="P11">cat &gt; - atribuir valores a um arquivo (o arquivo é criado) ‘CTRL + D salva’</text:p>
      <text:p text:style-name="P11">cat &gt;&gt; - editar e acrescentar valores a um arquivo</text:p>
      <text:p text:style-name="P11">(cat &gt; arquivo + aquivo) – cria um novo arquivo com o valor dos arquivos unidos</text:p>
      <text:p text:style-name="P11"/>
      <text:p text:style-name="P11">sort – ordena em ordem crescente (alfabética) os valores do arquivo no terminal (se exibe no terminal, não altera o arquivo)</text:p>
      <text:p text:style-name="P12">sort &lt; arquivo &gt; novoArquivo</text:p>
      <text:p text:style-name="P11"/>
      <text:p text:style-name="P3">mv – mover um arquivo (precisar colocar o caminho pra onde o aquivo vai) <text:span text:style-name="T3">(pode mudar o nome do arquivo também)</text:span></text:p>
      <text:p text:style-name="P8">thouch</text:p>
      <text:p text:style-name="P3"/>
      <text:p text:style-name="P3">rm – apagar um arquivo</text:p>
      <text:p text:style-name="P3">rmdir – apagar um diretório (se o diretório estiver vazio)</text:p>
      <text:p text:style-name="P3">rm -rf – apagar um diretório com tudo dentro sem confirmação</text:p>
      <text:p text:style-name="P3"/>
      <text:p text:style-name="P4">less – exibe parte do conteudo por pagina (aspaço para ir para a próxima página)</text:p>
      <text:p text:style-name="P4">head – mostra as dez primeiras linhas do arquivo que você quer</text:p>
      <text:p text:style-name="P4">head -5 – mostra as cinco primeiras linhas do arquivo</text:p>
      <text:p text:style-name="P4">tail – mostra as dez ultimas linhas</text:p>
      <text:p text:style-name="P4">tail -5 – mostra as cinco ultimas linhas do arquivo</text:p>
      <text:p text:style-name="P4"/>
      <text:p text:style-name="P4">É possível pasquisar após o comando less digitando / e digitando uma palavra para pesquisar que é desatacada no terminal, para passar entre os destaques aperte n e q para fechar trudo.</text:p>
      <text:p text:style-name="P4"/>
      <text:p text:style-name="P4">grep – fazer buscas dentro do arquivo (case sensitive)</text:p>
      <text:p text:style-name="P4">grep -i – faz busca ignorando o case sensitive</text:p>
      <text:p text:style-name="P4">grep com ‘’ - faz busca no arquivo pelas palavras dentro de aspas simples</text:p>
      <text:p text:style-name="P4">grep -v ‘’ - faz uma busca e exibe os resultados que não tenham a palavra em aspas simples</text:p>
      <text:p text:style-name="P4">grep -n ‘’ - faz uma busca na palavra entre aspas simples e exibe a linha onde ela está no arquivo</text:p>
      <text:p text:style-name="P4">grep -c – exibe a quantidade de vezes que a palavra aparece no arquivo</text:p>
      <text:p text:style-name="P4">(É possível usar os comandos unidos, como -i com -iv ou -in ou <text:s/>-ic)</text:p>
      <text:p text:style-name="P4">wc – quantidade de palavras, letras e linhas que o arquivo tem</text:p>
      <text:p text:style-name="P4">(O primeiro valor é a quantidade de linhas, depois palavras e em seguida o numero de caractéres do arquivo)</text:p>
      <text:p text:style-name="P4">wc -w – quantidade de palavras do arquivo</text:p>
      <text:p text:style-name="P4">wc -l – quantidade de linhas do arquiv<text:span text:style-name="T9">o</text:span></text:p>
      <text:p text:style-name="P4">wc -c – quantidade de caracteres dentro do arquivo</text:p>
      <text:p text:style-name="P4"><text:soft-page-break/></text:p>
      <text:p text:style-name="P4"/>
      <text:p text:style-name="P18">who – saber quantos usuários estão usando o pc</text:p>
      <text:p text:style-name="P18"/>
      <text:p text:style-name="P19">sort – ordena o conteudo do arquivo em ordem alfabética</text:p>
      <text:p text:style-name="P19">| (pipe) - canaliza a saída do primeiro comando para a entrada do segundo </text:p>
      <text:p text:style-name="P4"/>
      <text:p text:style-name="P5">ls * - lista todos os arquivos dos diretorios no diretorio atual sem precisar entrar dentro de cada diretorio</text:p>
      <text:p text:style-name="P5">ls ? - subistituir por ? Um caracterer do nome do arquivo que você não sabe o nome completo, por exemplo Trybe &gt; ?rybe.</text:p>
      <text:p text:style-name="P5">man – manual de um comando (digitar man + comando. Exemplo: ‘man ls’)</text:p>
      <text:p text:style-name="P5">whatis – diz o que um comando faz caso você esqueça. Exemplo: ‘whatis cp’</text:p>
      <text:p text:style-name="P5">apropos – <text:span text:style-name="T2">exibe qual comando, para o que você quer fazer. Exemplo: ‘apropos copy’</text:span></text:p>
      <text:p text:style-name="P5"/>
      <text:p text:style-name="P10">Shell – comunica ao kernel os comandos do usuario no terminal</text:p>
      <text:p text:style-name="P6">terminal – ambiante grafico que consome <text:s/>as funçoes? Só comandos? (não lembro a palavra correta) do Shell</text:p>
      <text:p text:style-name="P7">tecla TAB após digitar a incial do arquivo completa o nome dele</text:p>
      <text:p text:style-name="P7"/>
      <text:p text:style-name="P4"/>
      <text:p text:style-name="P11">criar novo arquivo a partir de outro aquivo de forma ordenada. <text:span text:style-name="T5">(envia os novos dados de forma ordenada para o novo arquivo)</text:span></text:p>
      <text:p text:style-name="P11"/>
      <text:p text:style-name="P16"/>
      <text:p text:style-name="P11">sort &lt; arquivo &gt; novoArquivo</text:p>
      <text:p text:style-name="P4"/>
      <text:p text:style-name="P4"><text:span text:style-name="T6">&lt;</text:span> output</text:p>
      <text:p text:style-name="P4"/>
      <text:p text:style-name="P15">bg – background</text:p>
      <text:p text:style-name="P15">fg - foregroun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6T15:15:56.303072640</meta:creation-date>
    <dc:date>2022-07-10T17:23:56.218645616</dc:date>
    <meta:editing-duration>PT5H29M33S</meta:editing-duration>
    <meta:editing-cycles>18</meta:editing-cycles>
    <meta:generator>LibreOffice/6.4.7.2$Linux_X86_64 LibreOffice_project/40$Build-2</meta:generator>
    <meta:document-statistic meta:table-count="0" meta:image-count="0" meta:object-count="0" meta:page-count="2" meta:paragraph-count="56" meta:word-count="630" meta:character-count="3531" meta:non-whitespace-character-count="2921"/>
  </office:meta>
</office:document-meta>
</file>